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34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4.4791in"/>
    </style:style>
    <style:style style:name="co5" style:family="table-column">
      <style:table-column-properties fo:break-before="auto" style:column-width="1.8382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print_20_1_20_Burndown_20_Char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name-complex="Arial" style:font-size-complex="10pt"/>
    </style:style>
    <style:style style:name="ce1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55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008in solid #000000" style:diagonal-bl-tr="none" style:diagonal-tl-br="none" style:text-align-source="fix" style:repeat-content="false" fo:wrap-option="wrap" fo:border-left="none" style:direction="ltr" fo:padding="0.0555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fo:padding="0.055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08in solid #000000" style:text-align-source="fix" style:repeat-content="false" fo:wrap-option="wrap" fo:border-left="none" style:direction="ltr" fo:padding="0.0555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style:direction="ltr" fo:padding="0.0555in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none" style:direction="ltr" fo:padding="0.055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43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008in solid #000000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31859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Segoe Pri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12pt" style:font-size-asian="12pt" style:font-size-complex="12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 Backlo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1" table:default-cell-style-name="ce5"/>
        <table:table-column table:style-name="co3" table:default-cell-style-name="ce20"/>
        <table:table-column table:style-name="co4" table:default-cell-style-name="ce5"/>
        <table:table-column table:style-name="co5" table:default-cell-style-name="ce5"/>
        <table:table-column table:style-name="co1" table:number-columns-repeated="6" table:default-cell-style-name="ce5"/>
        <table:table-column table:style-name="co6" table:default-cell-style-name="ce5"/>
        <table:table-column table:style-name="co1" table:number-columns-repeated="1011" table:default-cell-style-name="ce5"/>
        <table:table-row table:style-name="ro1">
          <table:table-cell table:style-name="ce1" office:value-type="string" table:number-columns-spanned="1" table:number-rows-spanned="2">
            <text:p>Story</text:p>
          </table:table-cell>
          <table:table-cell table:style-name="ce6" office:value-type="string" table:number-columns-spanned="1" table:number-rows-spanned="2">
            <text:p>Sprint backlog item</text:p>
          </table:table-cell>
          <table:table-cell table:style-name="ce1" office:value-type="string" table:number-columns-spanned="1" table:number-rows-spanned="2">
            <text:p>Task</text:p>
          </table:table-cell>
          <table:table-cell table:style-name="ce16" office:value-type="string" table:number-columns-spanned="1" table:number-rows-spanned="2">
            <text:p>Volunteer</text:p>
          </table:table-cell>
          <table:table-cell table:style-name="ce1" office:value-type="string" table:number-columns-spanned="1" table:number-rows-spanned="2">
            <text:p>Task details</text:p>
          </table:table-cell>
          <table:table-cell table:style-name="ce1" office:value-type="string" table:number-columns-spanned="1" table:number-rows-spanned="2">
            <text:p>Initial effort estimate (hrs)</text:p>
          </table:table-cell>
          <table:table-cell table:style-name="ce16" office:value-type="string" table:number-columns-spanned="6" table:number-rows-spanned="1">
            <text:p>New estimates of effort remaining at end of</text:p>
          </table:table-cell>
          <table:covered-table-cell table:number-columns-repeated="5" table:style-name="ce1"/>
          <table:table-cell table:style-name="ce43" office:value-type="string" table:number-columns-spanned="1" table:number-rows-spanned="2">
            <text:p>Status</text:p>
          </table:table-cell>
          <table:table-cell table:number-columns-repeated="1011"/>
        </table:table-row>
        <table:table-row table:style-name="ro1" table:visibility="filter">
          <table:covered-table-cell table:style-name="ce1"/>
          <table:covered-table-cell table:style-name="ce6"/>
          <table:covered-table-cell table:style-name="ce1"/>
          <table:covered-table-cell table:style-name="ce16"/>
          <table:covered-table-cell table:number-columns-repeated="2" table:style-name="ce1"/>
          <table:table-cell table:style-name="ce1" office:value-type="string">
            <text:p>Day 1</text:p>
          </table:table-cell>
          <table:table-cell table:style-name="ce1" office:value-type="string">
            <text:p>Day 2</text:p>
          </table:table-cell>
          <table:table-cell table:style-name="ce1" office:value-type="string">
            <text:p>Day 3</text:p>
          </table:table-cell>
          <table:table-cell table:style-name="ce1" office:value-type="string">
            <text:p>Day 4</text:p>
          </table:table-cell>
          <table:table-cell table:style-name="ce1" office:value-type="string">
            <text:p>Day 5</text:p>
          </table:table-cell>
          <table:table-cell table:style-name="ce1" office:value-type="string">
            <text:p>Day 6</text:p>
          </table:table-cell>
          <table:covered-table-cell table:style-name="ce1"/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4">
            <text:p>US001</text:p>
          </table:table-cell>
          <table:table-cell table:style-name="ce7" office:value-type="string" table:number-columns-spanned="1" table:number-rows-spanned="14">
            <text:p>To allow only bank employee to be able to login to bank web site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Renuka</text:p>
          </table:table-cell>
          <table:table-cell table:style-name="ce12" office:value-type="string">
            <text:p>Create all relevant tables</text:p>
          </table:table-cell>
          <table:table-cell table:style-name="ce35" office:value-type="float" office:value="2">
            <text:p>2</text:p>
          </table:table-cell>
          <table:table-cell table:style-name="ce33" table:number-columns-repeated="6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Renuka</text:p>
          </table:table-cell>
          <table:table-cell table:style-name="ce13" office:value-type="string">
            <text:p>Creating test data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Renuka</text:p>
          </table:table-cell>
          <table:table-cell table:style-name="ce13" office:value-type="string">
            <text:p>Create all pojo classes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Create db connection</text:p>
          </table:table-cell>
          <table:table-cell table:style-name="ce36" office:value-type="float" office:value="1">
            <text:p>1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18" office:value-type="string">
            <text:p>Siddhanta</text:p>
          </table:table-cell>
          <table:table-cell table:style-name="ce13" office:value-type="string">
            <text:p>Create styling body for login page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Html form creation</text:p>
          </table:table-cell>
          <table:table-cell table:style-name="ce36" office:value-type="float" office:value="1">
            <text:p>1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Form validation</text:p>
          </table:table-cell>
          <table:table-cell table:style-name="ce36" office:value-type="float" office:value="1">
            <text:p>1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18" office:value-type="string">
            <text:p>Renuka</text:p>
          </table:table-cell>
          <table:table-cell table:style-name="ce13" office:value-type="string">
            <text:p>Implementing service class</text:p>
          </table:table-cell>
          <table:table-cell table:style-name="ce3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Dao class</text:p>
          </table:table-cell>
          <table:table-cell table:style-name="ce3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18" office:value-type="string">
            <text:p>Siddhanta</text:p>
          </table:table-cell>
          <table:table-cell table:style-name="ce13" office:value-type="string">
            <text:p>Header and footer page</text:p>
          </table:table-cell>
          <table:table-cell table:style-name="ce36" office:value-type="float" office:value="3">
            <text:p>3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1</text:p>
          </table:table-cell>
          <table:table-cell table:style-name="ce18" office:value-type="string">
            <text:p>Siddhanta</text:p>
          </table:table-cell>
          <table:table-cell table:style-name="ce13" office:value-type="string">
            <text:p>Creating home page for cashier and executive pages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12</text:p>
          </table:table-cell>
          <table:table-cell table:style-name="ce18" office:value-type="string">
            <text:p>Palak</text:p>
          </table:table-cell>
          <table:table-cell table:style-name="ce13" office:value-type="string">
            <text:p>Creating test data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3</text:p>
          </table:table-cell>
          <table:table-cell table:style-name="ce18" office:value-type="string">
            <text:p>Kratika</text:p>
          </table:table-cell>
          <table:table-cell table:style-name="ce13" office:value-type="string">
            <text:p>Login servlet creation</text:p>
          </table:table-cell>
          <table:table-cell table:style-name="ce36"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4</text:p>
          </table:table-cell>
          <table:table-cell table:style-name="ce19" office:value-type="string">
            <text:p>Renuka</text:p>
          </table:table-cell>
          <table:table-cell table:style-name="ce14" office:value-type="string">
            <text:p>Testing and review</text:p>
          </table:table-cell>
          <table:table-cell table:style-name="ce37" office:value-type="float" office:value="3">
            <text:p>3</text:p>
          </table:table-cell>
          <table:table-cell table:number-columns-repeated="3" table:style-name="ce34" office:value-type="float" office:value="3">
            <text:p>3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02</text:p>
          </table:table-cell>
          <table:table-cell table:style-name="ce10" office:value-type="string" table:number-columns-spanned="1" table:number-rows-spanned="10">
            <text:p>To allow customer-account executive to create new customer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0.5">
            <text:p>0.5</text:p>
          </table:table-cell>
          <table:table-cell table:style-name="ce39"/>
          <table:table-cell table:style-name="ce33"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Palak</text:p>
          </table:table-cell>
          <table:table-cell office:value-type="string">
            <text:p>Styling body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office:value-type="string">
            <text:p>Palak</text:p>
          </table:table-cell>
          <table:table-cell office:value-type="string">
            <text:p>Creating for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18" office:value-type="string">
            <text:p>Abhishek</text:p>
          </table:table-cell>
          <table:table-cell office:value-type="string">
            <text:p>Validating for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18" office:value-type="string">
            <text:p>Abhishek</text:p>
          </table:table-cell>
          <table:table-cell office:value-type="string">
            <text:p>Servlet creation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Abhishek</text:p>
          </table:table-cell>
          <table:table-cell office:value-type="string">
            <text:p>Implementing service clas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18" office:value-type="string">
            <text:p>Abhishek</text:p>
          </table:table-cell>
          <table:table-cell office:value-type="string">
            <text:p>Writing dao clas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bhishek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office:value-type="string">
            <text:p>Kratika</text:p>
          </table:table-cell>
          <table:table-cell office:value-type="string">
            <text:p>Testing and revew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1" office:value-type="string">
            <text:p>Kratika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3">
            <text:p>US003</text:p>
          </table:table-cell>
          <table:table-cell table:style-name="ce11" office:value-type="string" table:number-columns-spanned="1" table:number-rows-spanned="13">
            <text:p>To allow customer-account executive to update existing customer information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2" table:style-name="ce33" office:value-type="float" office:value="0.5">
            <text:p>0.5</text:p>
          </table:table-cell>
          <table:table-cell table:style-name="ce39" table:number-columns-repeated="2"/>
          <table:table-cell table:style-name="ce33" table:number-columns-repeated="3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Siddhata+Palak</text:p>
          </table:table-cell>
          <table:table-cell office:value-type="string">
            <text:p>Styling body</text:p>
          </table:table-cell>
          <table:table-cell office:value-type="string">
            <text:p>2,2</text:p>
          </table:table-cell>
          <table:table-cell office:value-type="string">
            <text:p>2+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22" office:value-type="string">
            <text:p>Ahmmedali</text:p>
          </table:table-cell>
          <table:table-cell office:value-type="string">
            <text:p>Creating form and validat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22" office:value-type="string">
            <text:p>Ahmmedali</text:p>
          </table:table-cell>
          <table:table-cell office:value-type="string">
            <text:p>Servlet creation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22" office:value-type="string">
            <text:p>Ahmmedali</text:p>
          </table:table-cell>
          <table:table-cell office:value-type="string">
            <text:p>Writing dao clas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22" office:value-type="string">
            <text:p>Ahmmedali</text:p>
          </table:table-cell>
          <table:table-cell office:value-type="string">
            <text:p>Creating show page with details</text:p>
          </table:table-cell>
          <table:table-cell table:number-columns-repeated="2" office:value-type="float" office:value="3">
            <text:p>3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22" office:value-type="string">
            <text:p>Ahmmedali</text:p>
          </table:table-cell>
          <table:table-cell office:value-type="string">
            <text:p>Validate form</text:p>
          </table:table-cell>
          <table:table-cell table:number-columns-repeated="2" office:value-type="float" office:value="1">
            <text:p>1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22" office:value-type="string">
            <text:p>Ahmmedali</text:p>
          </table:table-cell>
          <table:table-cell office:value-type="string">
            <text:p>Implement servlet</text:p>
          </table:table-cell>
          <table:table-cell table:number-columns-repeated="2" office:value-type="float" office:value="1">
            <text:p>1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2" office:value-type="string">
            <text:p>Ahmmedali</text:p>
          </table:table-cell>
          <table:table-cell office:value-type="string">
            <text:p>Implementing service class</text:p>
          </table:table-cell>
          <table:table-cell table:number-columns-repeated="2" office:value-type="float" office:value="1">
            <text:p>1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22" office:value-type="string">
            <text:p>Ahmmedali</text:p>
          </table:table-cell>
          <table:table-cell office:value-type="string">
            <text:p>Implementing dao class</text:p>
          </table:table-cell>
          <table:table-cell table:number-columns-repeated="3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1</text:p>
          </table:table-cell>
          <table:table-cell office:value-type="string">
            <text:p>Kratika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12</text:p>
          </table:table-cell>
          <table:table-cell office:value-type="string">
            <text:p>Kratika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>
          <table:covered-table-cell table:style-name="ce4"/>
          <table:covered-table-cell table:style-name="ce9"/>
          <table:table-cell table:style-name="ce14" office:value-type="string">
            <text:p>Task 13</text:p>
          </table:table-cell>
          <table:table-cell table:style-name="ce23" office:value-type="string">
            <text:p>Ahmmedali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3">
            <text:p>US004</text:p>
          </table:table-cell>
          <table:table-cell table:style-name="ce11" office:value-type="string" table:number-columns-spanned="1" table:number-rows-spanned="13">
            <text:p>To allow customer-account executive to delete existing customer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Creating form</text:p>
          </table:table-cell>
          <table:table-cell table:style-name="ce33" office:value-type="float" office:value="1">
            <text:p>1</text:p>
          </table:table-cell>
          <table:table-cell table:style-name="ce33" table:number-columns-repeated="2"/>
          <table:table-cell table:style-name="ce39"/>
          <table:table-cell table:style-name="ce33" table:number-columns-repeated="3"/>
          <table:table-cell table:style-name="ce47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Apply styling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24" office:value-type="string">
            <text:p>Sujith</text:p>
          </table:table-cell>
          <table:table-cell office:value-type="string">
            <text:p>Apply validation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8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24" office:value-type="string">
            <text:p>Sujith</text:p>
          </table:table-cell>
          <table:table-cell office:value-type="string">
            <text:p>Include header and footer</text:p>
          </table:table-cell>
          <table:table-cell table:number-columns-repeated="2" office:value-type="float" office:value="0.5">
            <text:p>0.5</text:p>
          </table:table-cell>
          <table:table-cell table:style-name="ce38" table:number-columns-repeated="2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24" office:value-type="string">
            <text:p>Sujith</text:p>
          </table:table-cell>
          <table:table-cell office:value-type="string">
            <text:p>View account details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24" office:value-type="string">
            <text:p>Sujith</text:p>
          </table:table-cell>
          <table:table-cell office:value-type="string">
            <text:p>Pull out account details from customer search form</text:p>
          </table:table-cell>
          <table:table-cell table:number-columns-repeated="2" office:value-type="float" office:value="1">
            <text:p>1</text:p>
          </table:table-cell>
          <table:table-cell table:style-name="ce38" table:number-columns-repeated="2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24" office:value-type="string">
            <text:p>Sujith</text:p>
          </table:table-cell>
          <table:table-cell office:value-type="string">
            <text:p>Servlet creation</text:p>
          </table:table-cell>
          <table:table-cell office:value-type="float" office:value="2">
            <text:p>2</text:p>
          </table:table-cell>
          <table:table-cell/>
          <table:table-cell table:style-name="ce38" table:number-columns-repeated="2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24" office:value-type="string">
            <text:p>Sujith</text:p>
          </table:table-cell>
          <table:table-cell office:value-type="string">
            <text:p>Implementing dao class</text:p>
          </table:table-cell>
          <table:table-cell office:value-type="float" office:value="3">
            <text:p>3</text:p>
          </table:table-cell>
          <table:table-cell/>
          <table:table-cell table:style-name="ce38" table:number-columns-repeated="2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4" office:value-type="string">
            <text:p>Sujith</text:p>
          </table:table-cell>
          <table:table-cell office:value-type="string">
            <text:p>Update customer as inactive in db</text:p>
          </table:table-cell>
          <table:table-cell table:number-columns-repeated="2" office:value-type="float" office:value="1">
            <text:p>1</text:p>
          </table:table-cell>
          <table:table-cell table:style-name="ce38" table:number-columns-repeated="2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24" office:value-type="string">
            <text:p>Sujith</text:p>
          </table:table-cell>
          <table:table-cell office:value-type="string">
            <text:p>Redirection to success or error page</text:p>
          </table:table-cell>
          <table:table-cell table:number-columns-repeated="2" office:value-type="float" office:value="0.5">
            <text:p>0.5</text:p>
          </table:table-cell>
          <table:table-cell table:style-name="ce38" table:number-columns-repeated="2"/>
          <table:table-cell table:number-columns-repeated="3"/>
          <table:table-cell table:style-name="ce48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1</text:p>
          </table:table-cell>
          <table:table-cell table:style-name="ce24" office:value-type="string">
            <text:p>Sujith</text:p>
          </table:table-cell>
          <table:table-cell office:value-type="string">
            <text:p>Integration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12</text:p>
          </table:table-cell>
          <table:table-cell table:style-name="ce24" office:value-type="string">
            <text:p>Sujith</text:p>
          </table:table-cell>
          <table:table-cell office:value-type="string">
            <text:p>Review and testing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3</text:p>
          </table:table-cell>
          <table:table-cell table:style-name="ce25" office:value-type="string">
            <text:p>Sujith</text:p>
          </table:table-cell>
          <table:table-cell table:style-name="ce34" office:value-type="string">
            <text:p>Refactoring</text:p>
          </table:table-cell>
          <table:table-cell table:number-columns-repeated="2" table:style-name="ce34" office:value-type="float" office:value="1">
            <text:p>1</text:p>
          </table:table-cell>
          <table:table-cell table:style-name="ce40" table:number-columns-repeated="2"/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1">
            <text:p>US005</text:p>
          </table:table-cell>
          <table:table-cell table:style-name="ce11" office:value-type="string" table:number-columns-spanned="1" table:number-rows-spanned="11">
            <text:p>To allow customer-account executive to view customer status for all customers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2" table:style-name="ce33" office:value-type="float" office:value="0.5">
            <text:p>0.5</text:p>
          </table:table-cell>
          <table:table-cell table:style-name="ce39" table:number-columns-repeated="2"/>
          <table:table-cell table:style-name="ce33" table:number-columns-repeated="3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Styling body for status page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office:value-type="string">
            <text:p>Abhishek</text:p>
          </table:table-cell>
          <table:table-cell office:value-type="string">
            <text:p>Servlet creation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Palak</text:p>
          </table:table-cell>
          <table:table-cell office:value-type="string">
            <text:p>Implementing service class</text:p>
          </table:table-cell>
          <table:table-cell table:number-columns-repeated="3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Palak</text:p>
          </table:table-cell>
          <table:table-cell office:value-type="string">
            <text:p>Dao class</text:p>
          </table:table-cell>
          <table:table-cell table:number-columns-repeated="3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Abhishek</text:p>
          </table:table-cell>
          <table:table-cell office:value-type="string">
            <text:p>Styling body for details page</text:p>
          </table:table-cell>
          <table:table-cell table:number-columns-repeated="2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Palak</text:p>
          </table:table-cell>
          <table:table-cell office:value-type="string">
            <text:p>Writing queries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bhishek</text:p>
          </table:table-cell>
          <table:table-cell office:value-type="string">
            <text:p>Display page of customer profi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4" office:value-type="string">
            <text:p>Akshay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24" office:value-type="string">
            <text:p>Akshay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1</text:p>
          </table:table-cell>
          <table:table-cell table:style-name="ce21" office:value-type="string">
            <text:p>Kratika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06</text:p>
          </table:table-cell>
          <table:table-cell table:style-name="ce11" office:value-type="string" table:number-columns-spanned="1" table:number-rows-spanned="10">
            <text:p>To allow customer-account executive to create new account for existing customer</text:p>
          </table:table-cell>
          <table:table-cell table:style-name="ce12" office:value-type="string">
            <text:p>Task 1</text:p>
          </table:table-cell>
          <table:table-cell table:style-name="ce26" office:value-type="string">
            <text:p>Akshay</text:p>
          </table:table-cell>
          <table:table-cell table:style-name="ce33" office:value-type="string">
            <text:p>Add header and footer</text:p>
          </table:table-cell>
          <table:table-cell table:number-columns-repeated="2" table:style-name="ce33" office:value-type="float" office:value="0.5">
            <text:p>0.5</text:p>
          </table:table-cell>
          <table:table-cell table:style-name="ce39" table:number-columns-repeated="2"/>
          <table:table-cell table:style-name="ce33" table:number-columns-repeated="3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27" office:value-type="string">
            <text:p>Akshay</text:p>
          </table:table-cell>
          <table:table-cell office:value-type="string">
            <text:p>Creating form</text:p>
          </table:table-cell>
          <table:table-cell office:value-type="float" office:value="1">
            <text:p>1</text:p>
          </table:table-cell>
          <table:table-cell/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27" office:value-type="string">
            <text:p>Akshay</text:p>
          </table:table-cell>
          <table:table-cell office:value-type="string">
            <text:p>Styling body and validations</text:p>
          </table:table-cell>
          <table:table-cell office:value-type="float" office:value="2">
            <text:p>2</text:p>
          </table:table-cell>
          <table:table-cell/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24" office:value-type="string">
            <text:p>Akshay</text:p>
          </table:table-cell>
          <table:table-cell office:value-type="string">
            <text:p>Servlet creation, connecting to db</text:p>
          </table:table-cell>
          <table:table-cell table:number-columns-repeated="2" office:value-type="float" office:value="4">
            <text:p>4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24" office:value-type="string">
            <text:p>Akshay</text:p>
          </table:table-cell>
          <table:table-cell office:value-type="string">
            <text:p>Creating search method in dao to verify ssn i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24" office:value-type="string">
            <text:p>Akshay</text:p>
          </table:table-cell>
          <table:table-cell office:value-type="string">
            <text:p>Create insert method</text:p>
          </table:table-cell>
          <table:table-cell table:number-columns-repeated="2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24" office:value-type="string">
            <text:p>Akshay</text:p>
          </table:table-cell>
          <table:table-cell office:value-type="string">
            <text:p>Display id in webpage</text:p>
          </table:table-cell>
          <table:table-cell table:number-columns-repeated="2" office:value-type="float" office:value="0.5">
            <text:p>0.5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24" office:value-type="string">
            <text:p>Akshay</text:p>
          </table:table-cell>
          <table:table-cell office:value-type="string">
            <text:p>Integra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38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4" office:value-type="string">
            <text:p>Akshay</text:p>
          </table:table-cell>
          <table:table-cell office:value-type="string">
            <text:p>Review and testing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5" office:value-type="string">
            <text:p>Akshay</text:p>
          </table:table-cell>
          <table:table-cell table:style-name="ce34" office:value-type="string">
            <text:p>Refactoring</text:p>
          </table:table-cell>
          <table:table-cell table:number-columns-repeated="2" table:style-name="ce34" office:value-type="float" office:value="1">
            <text:p>1</text:p>
          </table:table-cell>
          <table:table-cell table:style-name="ce40" table:number-columns-repeated="2"/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1">
            <text:p>US007</text:p>
          </table:table-cell>
          <table:table-cell table:style-name="ce11" office:value-type="string" table:number-columns-spanned="1" table:number-rows-spanned="11">
            <text:p>To allow customer-account executive to delete existing account.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0.5">
            <text:p>0.5</text:p>
          </table:table-cell>
          <table:table-cell table:style-name="ce39"/>
          <table:table-cell table:style-name="ce33" table:number-columns-repeated="3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Creating form</text:p>
          </table:table-cell>
          <table:table-cell table:number-columns-repeated="3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24" office:value-type="string">
            <text:p>Sujith</text:p>
          </table:table-cell>
          <table:table-cell office:value-type="string">
            <text:p>Validate form</text:p>
          </table:table-cell>
          <table:table-cell table:number-columns-repeated="4" office:value-type="float" office:value="0.5">
            <text:p>0.5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24" office:value-type="string">
            <text:p>Sujith</text:p>
          </table:table-cell>
          <table:table-cell office:value-type="string">
            <text:p>Servlet and dao creatio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24" office:value-type="string">
            <text:p>Sujith</text:p>
          </table:table-cell>
          <table:table-cell office:value-type="string">
            <text:p>Display account details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24" office:value-type="string">
            <text:p>Sujith</text:p>
          </table:table-cell>
          <table:table-cell office:value-type="string">
            <text:p>Displaying balance 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24" office:value-type="string">
            <text:p>Sujith</text:p>
          </table:table-cell>
          <table:table-cell office:value-type="string">
            <text:p>Servlet and dao creatio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24" office:value-type="string">
            <text:p>Sujith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24" office:value-type="string">
            <text:p>Sujith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1</text:p>
          </table:table-cell>
          <table:table-cell table:style-name="ce25" office:value-type="string">
            <text:p>Sujith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7">
            <text:p>US008</text:p>
          </table:table-cell>
          <table:table-cell table:style-name="ce11" office:value-type="string" table:number-columns-spanned="1" table:number-rows-spanned="7">
            <text:p>To allow customer-account executive to view account status for all accounts</text:p>
          </table:table-cell>
          <table:table-cell table:style-name="ce12" office:value-type="string">
            <text:p>Task 1</text:p>
          </table:table-cell>
          <table:table-cell table:style-name="ce28" office:value-type="string">
            <text:p>Abhishek</text:p>
          </table:table-cell>
          <table:table-cell table:style-name="ce33" office:value-type="string">
            <text:p>Creating method for gettng account status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9"/>
          <table:table-cell table:style-name="ce33" table:number-columns-repeated="3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Abhishek</text:p>
          </table:table-cell>
          <table:table-cell office:value-type="string">
            <text:p>Creating servlet and calling method from dao</text:p>
          </table:table-cell>
          <table:table-cell table:number-columns-repeated="3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office:value-type="string">
            <text:p>Abhishek</text:p>
          </table:table-cell>
          <table:table-cell office:value-type="string">
            <text:p>Displaying details in webpag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Kratika</text:p>
          </table:table-cell>
          <table:table-cell office:value-type="string">
            <text:p>Add header and footer and styling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Kratika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Kratika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7</text:p>
          </table:table-cell>
          <table:table-cell table:style-name="ce21" office:value-type="string">
            <text:p>Kratika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09</text:p>
          </table:table-cell>
          <table:table-cell table:style-name="ce11" office:value-type="string" table:number-columns-spanned="1" table:number-rows-spanned="10">
            <text:p>To allow customer-account executive to pull information of a customer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2">
            <text:p>2</text:p>
          </table:table-cell>
          <table:table-cell table:style-name="ce39"/>
          <table:table-cell table:style-name="ce33" table:number-columns-repeated="3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Creating form</text:p>
          </table:table-cell>
          <table:table-cell table:number-columns-repeated="3" office:value-type="float" office:value="0.5">
            <text:p>0.5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3" office:value-type="float" office:value="0.5">
            <text:p>0.5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Ahmmedali</text:p>
          </table:table-cell>
          <table:table-cell office:value-type="string">
            <text:p>Validate form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Ahmmedali</text:p>
          </table:table-cell>
          <table:table-cell office:value-type="string">
            <text:p>Servlet creation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Ahmmedali</text:p>
          </table:table-cell>
          <table:table-cell office:value-type="string">
            <text:p>Dao class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45" office:value-type="string">
            <text:p>In Progress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Ahmmedali</text:p>
          </table:table-cell>
          <table:table-cell office:value-type="string">
            <text:p>Show result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5" office:value-type="string">
            <text:p>In Progress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hmmedali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>
          <table:covered-table-cell table:style-name="ce3"/>
          <table:covered-table-cell/>
          <table:table-cell table:style-name="ce13" office:value-type="string">
            <text:p>Task 9</text:p>
          </table:table-cell>
          <table:table-cell office:value-type="string">
            <text:p>Ahmmedali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1" office:value-type="string">
            <text:p>Ahmmedali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10</text:p>
          </table:table-cell>
          <table:table-cell table:style-name="ce11" office:value-type="string" table:number-columns-spanned="1" table:number-rows-spanned="10">
            <text:p>To allow cashier/ teller to pull information for a specific account of a customer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Palak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2">
            <text:p>2</text:p>
          </table:table-cell>
          <table:table-cell table:style-name="ce39"/>
          <table:table-cell table:style-name="ce33" table:number-columns-repeated="3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Creating form</text:p>
          </table:table-cell>
          <table:table-cell table:number-columns-repeated="3" office:value-type="float" office:value="0.5">
            <text:p>0.5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3" office:value-type="float" office:value="0.5">
            <text:p>0.5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Akshay</text:p>
          </table:table-cell>
          <table:table-cell office:value-type="string">
            <text:p>Validate form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Akshay</text:p>
          </table:table-cell>
          <table:table-cell office:value-type="string">
            <text:p>Servlet creation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Akshay</text:p>
          </table:table-cell>
          <table:table-cell office:value-type="string">
            <text:p>Dao class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Akshay</text:p>
          </table:table-cell>
          <table:table-cell office:value-type="string">
            <text:p>Show result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kshay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office:value-type="string">
            <text:p>Akshay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1" office:value-type="string">
            <text:p>Akshay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9">
            <text:p>US011</text:p>
          </table:table-cell>
          <table:table-cell table:style-name="ce11" office:value-type="string" table:number-columns-spanned="1" table:number-rows-spanned="9">
            <text:p>To allow cashier/ teller to deposit money into customer account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Palak</text:p>
          </table:table-cell>
          <table:table-cell table:style-name="ce33" office:value-type="string">
            <text:p>Add header and footer</text:p>
          </table:table-cell>
          <table:table-cell table:number-columns-repeated="3" table:style-name="ce33" office:value-type="float" office:value="2">
            <text:p>2</text:p>
          </table:table-cell>
          <table:table-cell table:style-name="ce39"/>
          <table:table-cell table:style-name="ce33" table:number-columns-repeated="3"/>
          <table:table-cell table:style-name="ce44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Creating form and validate</text:p>
          </table:table-cell>
          <table:table-cell table:number-columns-repeated="4" office:value-type="float" office:value="0.5">
            <text:p>0.5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18" office:value-type="string">
            <text:p>Renuka</text:p>
          </table:table-cell>
          <table:table-cell office:value-type="string">
            <text:p>Servlet creat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18" office:value-type="string">
            <text:p>Renuka</text:p>
          </table:table-cell>
          <table:table-cell office:value-type="string">
            <text:p>Dao class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Renuka</text:p>
          </table:table-cell>
          <table:table-cell office:value-type="string">
            <text:p>Service class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18" office:value-type="string">
            <text:p>Renuka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18" office:value-type="string">
            <text:p>Renuka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9</text:p>
          </table:table-cell>
          <table:table-cell table:style-name="ce19" office:value-type="string">
            <text:p>Renuka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0">
            <text:p>US012</text:p>
          </table:table-cell>
          <table:table-cell table:style-name="ce11" office:value-type="string" table:number-columns-spanned="1" table:number-rows-spanned="10">
            <text:p>To allow cashier/ teller to withdraw money from customer account</text:p>
          </table:table-cell>
          <table:table-cell table:style-name="ce12" office:value-type="string">
            <text:p>Task 1</text:p>
          </table:table-cell>
          <table:table-cell table:style-name="ce17" office:value-type="string">
            <text:p>Siddhanta</text:p>
          </table:table-cell>
          <table:table-cell table:style-name="ce33" office:value-type="string">
            <text:p>Add header and footer</text:p>
          </table:table-cell>
          <table:table-cell table:number-columns-repeated="4" table:style-name="ce33" office:value-type="float" office:value="2">
            <text:p>2</text:p>
          </table:table-cell>
          <table:table-cell table:style-name="ce33" table:number-columns-repeated="3"/>
          <table:table-cell table:style-name="ce47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table:style-name="ce18" office:value-type="string">
            <text:p>Siddhanta</text:p>
          </table:table-cell>
          <table:table-cell office:value-type="string">
            <text:p>Creating form</text:p>
          </table:table-cell>
          <table:table-cell table:number-columns-repeated="4" office:value-type="float" office:value="0.5">
            <text:p>0.5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table:style-name="ce18" office:value-type="string">
            <text:p>Renuka</text:p>
          </table:table-cell>
          <table:table-cell office:value-type="string">
            <text:p>Validate form</text:p>
          </table:table-cell>
          <table:table-cell table:number-columns-repeated="3" office:value-type="float" office:value="2">
            <text:p>2</text:p>
          </table:table-cell>
          <table:table-cell table:style-name="ce38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18" office:value-type="string">
            <text:p>Renuka</text:p>
          </table:table-cell>
          <table:table-cell office:value-type="string">
            <text:p>Servlet cre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table:style-name="ce18" office:value-type="string">
            <text:p>Palak</text:p>
          </table:table-cell>
          <table:table-cell office:value-type="string">
            <text:p>Dao class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table:style-name="ce18" office:value-type="string">
            <text:p>Palak</text:p>
          </table:table-cell>
          <table:table-cell office:value-type="string">
            <text:p>Service class</text:p>
          </table:table-cell>
          <table:table-cell table:number-columns-repeated="2" office:value-type="float" office:value="2">
            <text:p>2</text:p>
          </table:table-cell>
          <table:table-cell table:style-name="ce38" table:number-columns-repeated="2"/>
          <table:table-cell table:number-columns-repeated="3"/>
          <table:table-cell table:style-name="ce45" office:value-type="string">
            <text:p>Closed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18" office:value-type="string">
            <text:p>Renuka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18" office:value-type="string">
            <text:p>Renuka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0</text:p>
          </table:table-cell>
          <table:table-cell table:style-name="ce29" office:value-type="string">
            <text:p>Palak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13">
            <text:p>US013</text:p>
          </table:table-cell>
          <table:table-cell table:style-name="ce11" office:value-type="string" table:number-columns-spanned="1" table:number-rows-spanned="13">
            <text:p>To allow cashier/ teller to transfer money from customer account</text:p>
          </table:table-cell>
          <table:table-cell table:style-name="ce12" office:value-type="string">
            <text:p>Task 1</text:p>
          </table:table-cell>
          <table:table-cell table:style-name="ce30" office:value-type="string">
            <text:p>Palak</text:p>
          </table:table-cell>
          <table:table-cell table:style-name="ce33" office:value-type="string">
            <text:p>Add header and footer</text:p>
          </table:table-cell>
          <table:table-cell table:number-columns-repeated="4" table:style-name="ce33" office:value-type="float" office:value="2">
            <text:p>2</text:p>
          </table:table-cell>
          <table:table-cell table:style-name="ce33" table:number-columns-repeated="3"/>
          <table:table-cell table:style-name="ce47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Kratika</text:p>
          </table:table-cell>
          <table:table-cell office:value-type="string">
            <text:p>Creating form and validate</text:p>
          </table:table-cell>
          <table:table-cell table:number-columns-repeated="4" office:value-type="float" office:value="0.5">
            <text:p>0.5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Kratika</text:p>
          </table:table-cell>
          <table:table-cell office:value-type="string">
            <text:p>Perform account check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table:style-name="ce31" office:value-type="string">
            <text:p>Palak</text:p>
          </table:table-cell>
          <table:table-cell office:value-type="string">
            <text:p>Create transaction page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Kratika</text:p>
          </table:table-cell>
          <table:table-cell office:value-type="string">
            <text:p>Perform validations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Kratika</text:p>
          </table:table-cell>
          <table:table-cell office:value-type="string">
            <text:p>Balance checking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table:style-name="ce31" office:value-type="string">
            <text:p>Palak</text:p>
          </table:table-cell>
          <table:table-cell office:value-type="string">
            <text:p>Create dao class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9</text:p>
          </table:table-cell>
          <table:table-cell table:style-name="ce31" office:value-type="string">
            <text:p>Palak</text:p>
          </table:table-cell>
          <table:table-cell office:value-type="string">
            <text:p>Create servlet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0</text:p>
          </table:table-cell>
          <table:table-cell table:style-name="ce31" office:value-type="string">
            <text:p>Palak</text:p>
          </table:table-cell>
          <table:table-cell office:value-type="string">
            <text:p>Creatng service class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11</text:p>
          </table:table-cell>
          <table:table-cell table:style-name="ce31" office:value-type="string">
            <text:p>Palak</text:p>
          </table:table-cell>
          <table:table-cell office:value-type="string">
            <text:p>Integration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12</text:p>
          </table:table-cell>
          <table:table-cell table:style-name="ce31" office:value-type="string">
            <text:p>Palak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13</text:p>
          </table:table-cell>
          <table:table-cell table:style-name="ce19" office:value-type="string">
            <text:p>Renuka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1" table:number-rows-spanned="9">
            <text:p>US014</text:p>
          </table:table-cell>
          <table:table-cell table:style-name="ce11" office:value-type="string" table:number-columns-spanned="1" table:number-rows-spanned="9">
            <text:p>To allow cashier/ teller to pull account statement for a customer-account</text:p>
          </table:table-cell>
          <table:table-cell table:style-name="ce12" office:value-type="string">
            <text:p>Task 1</text:p>
          </table:table-cell>
          <table:table-cell table:style-name="ce28" office:value-type="string">
            <text:p>Kratika</text:p>
          </table:table-cell>
          <table:table-cell table:style-name="ce33" office:value-type="string">
            <text:p>Add header and footer</text:p>
          </table:table-cell>
          <table:table-cell table:number-columns-repeated="4" table:style-name="ce33" office:value-type="float" office:value="1">
            <text:p>1</text:p>
          </table:table-cell>
          <table:table-cell table:style-name="ce33" table:number-columns-repeated="3"/>
          <table:table-cell table:style-name="ce47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2</text:p>
          </table:table-cell>
          <table:table-cell office:value-type="string">
            <text:p>Kratika</text:p>
          </table:table-cell>
          <table:table-cell office:value-type="string">
            <text:p>Creating form and validate</text:p>
          </table:table-cell>
          <table:table-cell table:number-columns-repeated="4" office:value-type="float" office:value="0.5">
            <text:p>0.5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3</text:p>
          </table:table-cell>
          <table:table-cell table:style-name="ce18" office:value-type="string">
            <text:p>Siddhanta</text:p>
          </table:table-cell>
          <table:table-cell office:value-type="string">
            <text:p>Styling body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48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4</text:p>
          </table:table-cell>
          <table:table-cell office:value-type="string">
            <text:p>Abhishek</text:p>
          </table:table-cell>
          <table:table-cell office:value-type="string">
            <text:p>Implementing service and servlet class</text:p>
          </table:table-cell>
          <table:table-cell table:number-columns-repeated="4" office:value-type="float" office:value="1.5">
            <text:p>1.5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5</text:p>
          </table:table-cell>
          <table:table-cell office:value-type="string">
            <text:p>Abhishek</text:p>
          </table:table-cell>
          <table:table-cell office:value-type="string">
            <text:p>Database operations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6</text:p>
          </table:table-cell>
          <table:table-cell office:value-type="string">
            <text:p>Abhishek</text:p>
          </table:table-cell>
          <table:table-cell office:value-type="string">
            <text:p>Creating view page with printing facility</text:p>
          </table:table-cell>
          <table:table-cell table:number-columns-repeated="4" office:value-type="float" office:value="4">
            <text:p>4</text:p>
          </table:table-cell>
          <table:table-cell table:number-columns-repeated="3"/>
          <table:table-cell table:style-name="ce48" office:value-type="string">
            <text:p>In Progress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7</text:p>
          </table:table-cell>
          <table:table-cell office:value-type="string">
            <text:p>Abhishek</text:p>
          </table:table-cell>
          <table:table-cell office:value-type="string">
            <text:p>Integration</text:p>
          </table:table-cell>
          <table:table-cell table:number-columns-repeated="4" office:value-type="float" office:value="4">
            <text:p>4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3"/>
          <table:covered-table-cell/>
          <table:table-cell table:style-name="ce13" office:value-type="string">
            <text:p>Task 8</text:p>
          </table:table-cell>
          <table:table-cell office:value-type="string">
            <text:p>Abhishek</text:p>
          </table:table-cell>
          <table:table-cell office:value-type="string">
            <text:p>Review and testing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style-name="ce45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covered-table-cell table:style-name="ce4"/>
          <table:covered-table-cell table:style-name="ce9"/>
          <table:table-cell table:style-name="ce14" office:value-type="string">
            <text:p>Task 9</text:p>
          </table:table-cell>
          <table:table-cell table:style-name="ce21" office:value-type="string">
            <text:p>Abhishek</text:p>
          </table:table-cell>
          <table:table-cell table:style-name="ce34" office:value-type="string">
            <text:p>Refactoring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table:number-columns-repeated="3"/>
          <table:table-cell table:style-name="ce46" office:value-type="string">
            <text:p>Open</text:p>
          </table:table-cell>
          <table:table-cell table:number-columns-repeated="1011"/>
        </table:table-row>
        <table:table-row table:style-name="ro1" table:visibility="filter">
          <table:table-cell table:style-name="ce2" office:value-type="string" table:number-columns-spanned="5" table:number-rows-spanned="1">
            <text:p>TOTAL:</text:p>
          </table:table-cell>
          <table:covered-table-cell table:style-name="ce11"/>
          <table:covered-table-cell table:style-name="ce15"/>
          <table:covered-table-cell table:style-name="ce32"/>
          <table:covered-table-cell table:style-name="ce15"/>
          <table:table-cell table:style-name="ce15" table:formula="of:=SUM([.F3:.F152])" office:value-type="float" office:value="252">
            <text:p>252</text:p>
          </table:table-cell>
          <table:table-cell table:style-name="ce15" table:formula="of:=SUM([.G10:.G152])" office:value-type="float" office:value="198">
            <text:p>198</text:p>
          </table:table-cell>
          <table:table-cell table:style-name="ce15" table:formula="of:=SUM([.H16:.H152])" office:value-type="float" office:value="154">
            <text:p>154</text:p>
          </table:table-cell>
          <table:table-cell table:style-name="ce42" table:formula="of:=SUM([.I16:.I152])" office:value-type="float" office:value="120">
            <text:p>120</text:p>
          </table:table-cell>
          <table:table-cell table:style-name="ce15" table:number-columns-repeated="3"/>
          <table:table-cell table:style-name="ce49"/>
          <table:table-cell table:number-columns-repeated="1011"/>
        </table:table-row>
        <table:table-row table:style-name="ro1" table:visibility="filter" table:number-rows-repeated="1048422">
          <table:table-cell table:number-columns-repeated="1024"/>
        </table:table-row>
        <table:table-row table:style-name="ro2" table:visibility="filter">
          <table:table-cell table:number-columns-repeated="8"/>
          <table:table-cell table:formula="of:=SUBTOTAL(9;[.I17:.I1048575])" office:value-type="float" office:value="10">
            <text:p>10</text:p>
          </table:table-cell>
          <table:table-cell table:number-columns-repeated="1015"/>
        </table:table-row>
      </table:table>
      <table:table table:name="Sprint 1 Burndown Chart" table:style-name="ta2" table:print="false">
        <table:table-column table:style-name="co7" table:number-columns-repeated="1024" table:default-cell-style-name="ce50"/>
        <table:table-row table:style-name="ro3">
          <table:table-cell table:number-columns-repeated="8"/>
          <table:table-cell>
            <draw:frame table:end-cell-address="'Sprint 1 Burndown Chart'.AD36" table:end-x="0.0315in" table:end-y="0.0539in" draw:z-index="0" draw:name="Chart 4" draw:style-name="gr1" draw:text-style-name="P1" svg:width="13.4382in" svg:height="7.5256in" svg:x="0.6571in" svg:y="0.2083in">
              <draw:object draw:notify-on-update-of-ranges="'Sprint 1 Burndown Chart'.A20:'Sprint 1 Burndown Chart'.I20 'Sprint 1 Burndown Chart'.A21:'Sprint 1 Burndown Chart'.I21 'Sprint 1 Burndown Chart'.A27:'Sprint 1 Burndown Chart'.I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3" table:number-rows-repeated="18">
          <table:table-cell table:number-columns-repeated="1024"/>
        </table:table-row>
        <table:table-row table:style-name="ro4">
          <table:table-cell table:style-name="ce51" office:value-type="string">
            <text:p>Day0</text:p>
          </table:table-cell>
          <table:table-cell table:style-name="ce51" office:value-type="string">
            <text:p>Day1</text:p>
          </table:table-cell>
          <table:table-cell table:style-name="ce51" office:value-type="string">
            <text:p>Day2</text:p>
          </table:table-cell>
          <table:table-cell table:style-name="ce51" office:value-type="string">
            <text:p>Day3</text:p>
          </table:table-cell>
          <table:table-cell table:style-name="ce51" office:value-type="string">
            <text:p>Day4</text:p>
          </table:table-cell>
          <table:table-cell table:style-name="ce51" office:value-type="string">
            <text:p>Day5</text:p>
          </table:table-cell>
          <table:table-cell table:style-name="ce51" office:value-type="string">
            <text:p>Day6</text:p>
          </table:table-cell>
          <table:table-cell table:number-columns-repeated="1017"/>
        </table:table-row>
        <table:table-row table:style-name="ro4">
          <table:table-cell table:style-name="ce52" office:value-type="float" office:value="252">
            <text:p>252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154">
            <text:p>154</text:p>
          </table:table-cell>
          <table:table-cell table:style-name="ce52" office:value-type="float" office:value="120">
            <text:p>120</text:p>
          </table:table-cell>
          <table:table-cell table:style-name="ce52" table:number-columns-repeated="3"/>
          <table:table-cell table:style-name="ce53"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table:style-name="ce52" office:value-type="float" office:value="252">
            <text:p>252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168">
            <text:p>168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0">
            <text:p>0</text:p>
          </table:table-cell>
          <table:table-cell table:style-name="ce53"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1" table:target-range-address="'Sprint Backlog'.D1:'Sprint Backlog'.D1048576" table:display-filter-buttons="true">
          <table:filter>
            <table:filter-condition table:field-number="0" table:value="Ahmmedali" table:operator="="/>
          </table:filter>
        </table:database-range>
        <table:database-range table:name="__Anonymous_Sheet_DB__2" table:target-range-address="'Sprint Backlog'.M1:'Sprint Backlog'.M1048576" table:display-filter-buttons="true">
          <table:filter>
            <table:filter-condition table:field-number="0" table:value="In Progres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000" number:language="en" number:country="US">
      <number:number number:min-integer-digits="1"/>
    </number:number-style>
    <number:number-style style:name="N121">
      <number:number number:decimal-places="1" number:min-integer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Q4_20_CC_20_Business_20_Scenarios" style:display-name="_Q4 CC Business Scenarios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Excel_20_Built-in_20_Bad" style:display-name="Excel Built-in Bad" style:family="table-cell" style:parent-style-name="Default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aphics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Result_20_1" style:display-name="Result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9/29/2016</text:date>, <text:time>10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20_1_20_Backlog" style:display-name="PageStyle_Sprint 1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_20_Burndown_20_Chart" style:display-name="PageStyle_Sprint 1 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10:18:11.29</dc:date>
    <meta:generator>OpenOffice/4.1.1$Win32 OpenOffice.org_project/411m6$Build-9775</meta:generator>
    <meta:editing-duration>PT7H37M26S</meta:editing-duration>
    <meta:editing-cycles>25</meta:editing-cycles>
    <meta:document-statistic meta:table-count="2" meta:cell-count="1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'Segoe Print'" fo:font-size="8pt" style:font-size-asian="8pt" style:font-size-complex="8pt"/>
    </style:style>
    <style:style style:name="ch4" style:family="chart">
      <style:chart-properties chart:auto-position="true" style:rotation-angle="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400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'Segoe Print'" fo:font-size="8pt" style:font-size-asian="8pt" style:font-size-complex="8pt"/>
    </style:style>
    <style:style style:name="ch6" style:family="chart">
      <style:chart-properties style:rotation-angle="9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984807" draw:fill-color="#984807"/>
      <style:text-properties fo:color="#000000" fo:font-family="'Segoe Print'" fo:font-size="8pt" style:font-size-asian="8pt" style:font-size-complex="8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35cm" svg:stroke-color="#17375e" draw:fill-color="#17375e"/>
      <style:text-properties fo:color="#000000" fo:font-family="'Segoe Print'" fo:font-size="8pt" style:font-size-asian="8pt" style:font-size-complex="8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4.134cm" svg:height="18.86cm" xlink:href=".." xlink:type="simple" chart:class="chart:line" chart:style-name="ch1">
        <chart:plot-area chart:style-name="ch2" table:cell-range-address="'Sprint 1 Burndown Chart'.A20:'Sprint 1 Burndown Chart'.I21 'Sprint 1 Burndown Chart'.A27:'Sprint 1 Burndown Chart'.I27" chart:data-source-has-labels="row" svg:x="1.879cm" svg:y="1.643cm" svg:width="30.891cm" svg:height="15.673cm">
          <chartooo:coordinate-region svg:x="2.587cm" svg:y="2.314cm" svg:width="30.183cm" svg:height="14.032cm"/>
          <chart:axis chart:dimension="x" chart:name="primary-x" chart:style-name="ch3" chartooo:axis-type="auto">
            <chartooo:date-scale/>
            <chart:title svg:x="16.036cm" svg:y="17.693cm" chart:style-name="ch4">
              <text:p>Sprint Timeline</text:p>
            </chart:title>
            <chart:categories table:cell-range-address="'Sprint 1 Burndown Chart'.A20:'Sprint 1 Burndown Chart'.I20"/>
          </chart:axis>
          <chart:axis chart:dimension="y" chart:name="primary-y" chart:style-name="ch5">
            <chart:title svg:x="0.945cm" svg:y="12.268cm" chart:style-name="ch6">
              <text:p>Remaining Effort (hrs)</text:p>
            </chart:title>
            <chart:grid chart:style-name="ch7" chart:class="major"/>
          </chart:axis>
          <chart:series chart:style-name="ch8" chart:values-cell-range-address="'Sprint 1 Burndown Chart'.A21:'Sprint 1 Burndown Chart'.I21" chart:class="chart:line">
            <chart:data-point chart:repeated="9"/>
          </chart:series>
          <chart:series chart:style-name="ch9" chart:values-cell-range-address="'Sprint 1 Burndown Chart'.A27:'Sprint 1 Burndown Chart'.I2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0</text:p>
                <draw:g>
                  <svg:desc>'Sprint 1 Burndown Chart'.A20:'Sprint 1 Burndown Chart'.I20</svg:desc>
                </draw:g>
              </table:table-cell>
              <table:table-cell office:value-type="string">
                <text:p>Day1</text:p>
              </table:table-cell>
              <table:table-cell office:value-type="string">
                <text:p>Day2</text:p>
              </table:table-cell>
              <table:table-cell office:value-type="string">
                <text:p>Day3</text:p>
              </table:table-cell>
              <table:table-cell office:value-type="string">
                <text:p>Day4</text:p>
              </table:table-cell>
              <table:table-cell office:value-type="string">
                <text:p>Day5</text:p>
              </table:table-cell>
              <table:table-cell office:value-type="string">
                <text:p>Day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52">
                <text:p>252</text:p>
                <draw:g>
                  <svg:desc>'Sprint 1 Burndown Chart'.A21:'Sprint 1 Burndown Chart'.I21</svg:desc>
                </draw:g>
              </table:table-cell>
              <table:table-cell office:value-type="float" office:value="198">
                <text:p>198</text:p>
              </table:table-cell>
              <table:table-cell office:value-type="float" office:value="154">
                <text:p>154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52">
                <text:p>252</text:p>
                <draw:g>
                  <svg:desc>'Sprint 1 Burndown Chart'.A27:'Sprint 1 Burndown Chart'.I27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168">
                <text:p>168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